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 fo:font-size="12pt" style:font-size-asian="12pt"/>
    </style:style>
    <style:style style:name="P7" style:parent-style-name="Normal" style:family="paragraph">
      <style:text-properties fo:font-weight="bold" style:font-weight-asian="bold" fo:font-size="12pt" style:font-size-asian="12pt"/>
    </style:style>
    <style:style style:name="P8" style:parent-style-name="Normal" style:family="paragraph">
      <style:text-properties fo:font-weight="bold" style:font-weight-asian="bold" fo:font-size="12pt" style:font-size-asian="12pt"/>
    </style:style>
    <style:style style:name="P9" style:parent-style-name="Normal" style:family="paragraph">
      <style:text-properties fo:font-weight="bold" style:font-weight-asian="bold" fo:font-size="12pt" style:font-size-asian="12pt"/>
    </style:style>
    <style:style style:name="P10" style:parent-style-name="Normal" style:family="paragraph">
      <style:text-properties fo:font-weight="bold" style:font-weight-asian="bold" fo:font-size="12pt" style:font-size-asian="12pt"/>
    </style:style>
    <style:style style:name="P11" style:parent-style-name="Normal" style:family="paragraph">
      <style:text-properties fo:font-weight="bold" style:font-weight-asian="bold" fo:font-size="12pt" style:font-size-asian="12pt"/>
    </style:style>
    <style:style style:name="P12" style:parent-style-name="Normal" style:family="paragraph">
      <style:text-properties fo:font-weight="bold" style:font-weight-asian="bold" fo:font-size="12pt" style:font-size-asian="12pt"/>
    </style:style>
    <style:style style:name="P13" style:parent-style-name="Normal" style:family="paragraph">
      <style:text-properties fo:font-weight="bold" style:font-weight-asian="bold" fo:font-size="12pt" style:font-size-asian="12pt"/>
    </style:style>
    <style:style style:name="P14" style:parent-style-name="Normal" style:family="paragraph">
      <style:text-properties fo:font-weight="bold" style:font-weight-asian="bold" fo:font-size="12pt" style:font-size-asian="12pt"/>
    </style:style>
    <style:style style:name="P15" style:parent-style-name="Normal" style:family="paragraph">
      <style:text-properties fo:font-weight="bold" style:font-weight-asian="bold" fo:font-size="12pt" style:font-size-asian="12pt"/>
    </style:style>
    <style:style style:name="TableColumn17" style:family="table-column">
      <style:table-column-properties style:column-width="1.9659in"/>
    </style:style>
    <style:style style:name="TableColumn18" style:family="table-column">
      <style:table-column-properties style:column-width="1.9659in"/>
    </style:style>
    <style:style style:name="TableColumn19" style:family="table-column">
      <style:table-column-properties style:column-width="1.9666in"/>
    </style:style>
    <style:style style:name="Table16" style:family="table">
      <style:table-properties style:width="5.8986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background-color="#A5A5A5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fo:background-color="#A5A5A5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fo:background-color="#A5A5A5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text-properties fo:font-weight="bold" style:font-weight-asian="bold" fo:font-size="12pt" style:font-size-asian="12pt"/>
    </style:style>
    <style:style style:name="P57" style:parent-style-name="Normal" style:family="paragraph">
      <style:text-properties fo:font-weight="bold" style:font-weight-asian="bold" fo:font-size="12pt" style:font-size-asian="12pt"/>
    </style:style>
    <style:style style:name="P58" style:parent-style-name="Normal" style:family="paragraph">
      <style:text-properties fo:font-weight="bold" style:font-weight-asian="bold" fo:font-size="12pt" style:font-size-asian="12pt"/>
    </style:style>
    <style:style style:name="P59" style:parent-style-name="Normal" style:family="paragraph">
      <style:paragraph-properties fo:break-before="page"/>
    </style:style>
    <style:style style:name="P60" style:parent-style-name="Normal" style:family="paragraph">
      <style:text-properties fo:font-weight="bold" style:font-weight-asian="bold" fo:font-size="12pt" style:font-size-asian="12pt"/>
    </style:style>
  </office:automatic-styles>
  <office:body>
    <office:text text:use-soft-page-breaks="true">
      <text:p text:style-name="P1"/>
      <text:p text:style-name="Normal"/>
      <text:p text:style-name="P4">UNIDAD DE TRABAJO 2<text:s/></text:p>
      <text:p text:style-name="P5">Ejercicios:<text:s/></text:p>
      <text:p text:style-name="P6">1. Qué es un ERP<text:s/></text:p>
      <text:p text:style-name="Normal">Es un planificador de recursos empresariales, un programa que ayuda a gestionar los recursos tanto humanos como materiales de la empresa para poder aumentar su producción.</text:p>
      <text:p text:style-name="P7">2. ¿Qué tipo de sistemas suele formar una arquitectura modular?</text:p>
      <text:p text:style-name="Normal">Sistemas en los que cada módulo gestione las funciones de un área empresarial concreta. Un ejemplo de ellos son los ERP.</text:p>
      <text:p text:style-name="P8">3. Cuales son las tres características principales que distinguen a un sistema de gestión empresarial.<text:s/></text:p>
      <text:p text:style-name="Normal">Optimización e integración de los procesos de negocio, manejo eficiente de la información para facilitar la toma de decisiones y disminución de costos totales de la empresa.</text:p>
      <text:p text:style-name="P9">4. Cuales son los ERP más actuales<text:s/></text:p>
      <text:p text:style-name="Normal">SAP erp, Oracle Netsuite, Microsoft Dynamics, Odoo, OpenBravo</text:p>
      <text:p text:style-name="P10">5. Actualmente existen dos tipos de sistemas ERP basándose en su licencia de contrato con el usuario, explicar cuáles son.<text:s/></text:p>
      <text:p text:style-name="Normal">Propietario: la licencia es privada por lo que hay que pagar por ella, sea mensualmente o anualmente. Se incrementa cuantos mas módulos se necesiten.</text:p>
      <text:p text:style-name="Normal">Libre: La licencia es gratuita por lo que cualquiera que quiera usarla puede.</text:p>
      <text:p text:style-name="P11">6. Cual es la nueva tendencia de sistemas ERP.<text:s/></text:p>
      <text:p text:style-name="Normal">SaaS, que significa que los servicios van por software, lo que quiere decir que va todo en la nube, no necesitas disponer de un hardware en especifico para poder usarlo.</text:p>
      <text:p text:style-name="P12">7. Explica que es SAP ERP<text:s/></text:p>
      <text:p text:style-name="Normal">Es un software de planificación de recursos empresariales desarrollado por la empresa SAP.</text:p>
      <text:p text:style-name="P13">8. Explica en que consiste ORACLE ERP<text:s/></text:p>
      <text:p text:style-name="Normal">Es un paquete de gestión empresarial que incluye gestión financiera, gestión de cadena de suministro, de proyectos, de contabilidad y compras.</text:p>
      <text:p text:style-name="P14">9. Qué características tiene Microsoft Dynamics.<text:s/></text:p>
      <text:p text:style-name="Normal">Posibilidad de elegir el tiempo de actualización</text:p>
      <text:p text:style-name="Normal">Flujos de trabajo en tiempo real</text:p>
      <text:p text:style-name="Normal">Aplicaciones para móvil personalizada.</text:p>
      <text:soft-page-break/>
      <text:p text:style-name="P15">10. Buscar ERP libres, características e implantaciones.<text:s/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ERP</text:p>
          </table:table-cell>
          <table:table-cell table:style-name="TableCell23">
            <text:p text:style-name="P24">CARACTERÍSTICAS</text:p>
          </table:table-cell>
          <table:table-cell table:style-name="TableCell25">
            <text:p text:style-name="P26">IMPLANTACIONES</text:p>
          </table:table-cell>
        </table:table-row>
        <table:table-row table:style-name="TableRow27">
          <table:table-cell table:style-name="TableCell28">
            <text:p text:style-name="P29">Odoo</text:p>
          </table:table-cell>
          <table:table-cell table:style-name="TableCell30">
            <text:p text:style-name="P31">Multiplataforma, cliente web y dispone de vista web simplificada.</text:p>
          </table:table-cell>
          <table:table-cell table:style-name="TableCell32">
            <text:p text:style-name="P33">Se implanta en espiral, es decir, se instala el módulo principal y luego el resto se anexionan alrededor.</text:p>
          </table:table-cell>
        </table:table-row>
        <table:table-row table:style-name="TableRow34">
          <table:table-cell table:style-name="TableCell35">
            <text:p text:style-name="P36">Openbravo</text:p>
          </table:table-cell>
          <table:table-cell table:style-name="TableCell37">
            <text:p text:style-name="P38">Interfaz web y móvil sencilla de usar, sistema cloud.</text:p>
          </table:table-cell>
          <table:table-cell table:style-name="TableCell39">
            <text:p text:style-name="P40">Está diseñado para comercios minoristas o restaurantes, es <text:s/>un ERP vertical.</text:p>
          </table:table-cell>
        </table:table-row>
        <table:table-row table:style-name="TableRow41">
          <table:table-cell table:style-name="TableCell42">
            <text:p text:style-name="P43">Dolibarr</text:p>
          </table:table-cell>
          <table:table-cell table:style-name="TableCell44">
            <text:p text:style-name="P45">Es una herramienta modular, solo se activa lo que se necesita, Gestión documental, gestión de intervenciones.</text:p>
          </table:table-cell>
          <table:table-cell table:style-name="TableCell46">
            <text:p text:style-name="P47">Gran adaptabilidad a cualquier tipo de empresa debido a su personalización.</text:p>
          </table:table-cell>
        </table:table-row>
        <table:table-row table:style-name="TableRow48">
          <table:table-cell table:style-name="TableCell49">
            <text:p text:style-name="P50">ERPNext</text:p>
          </table:table-cell>
          <table:table-cell table:style-name="TableCell51">
            <text:p text:style-name="P52">Instalado en la nube por lo que tiene fácil acceso desde cualquier dispositivo, control total de la producción y de las órdenes de trabajo.</text:p>
          </table:table-cell>
          <table:table-cell table:style-name="TableCell53">
            <text:p text:style-name="P54">Integración con apps como Slack, Paypal, etc.</text:p>
            <text:p text:style-name="P55">Soluciones diferentes para diferentes sectores.</text:p>
          </table:table-cell>
        </table:table-row>
      </table:table>
      <text:p text:style-name="Normal"/>
      <text:p text:style-name="Normal"/>
      <text:p text:style-name="P56">11. En España existían una serie de programas: Conta plus, nomina plus, Factura plus … Estas aplicaciones evolucionan a un ERP ¿Cuál es el ERP actual al que han evolucionado?<text:s/></text:p>
      <text:p text:style-name="Normal">SAGE</text:p>
      <text:p text:style-name="P57">12. Establecer las diferencias entre SaaS vs IaaS.<text:s/></text:p>
      <text:p text:style-name="Normal">En<text:s/>los servicios IaaS los desarrolladores deben ocuparse de todo, en cambio en los SaaS los usuarios no tienen acceso al software.</text:p>
      <text:p text:style-name="P58">13. Diferencias entre hipervisor tipo 1, tipo 2 e híbrido.<text:s/></text:p>
      <text:p text:style-name="Normal">La principal diferencia entre los hipervisores de tipo 1 y los de tipo 2 es que los de tipo 1 se ejecutan en un sistema operativo y el tipo 2 se ejecuta sobre un sistema operativo, es decir, en el tipo 1 se ejecuta directamente sobre el hardware físico del servidor mientras que el tipo 2 se ejecuta en el sistema operativo.</text:p>
      <text:p text:style-name="Normal">Los hipervisores híbridos combinan características de ambos tipos, es decir, se ejecutan sobre el hardware pero también pueden ejecutarse sobre un sistema operativo,<text:s/>permite mayor flexibilidad ya que puede trabajar de ambas formas dependiendo de las necesidades del momento.</text:p>
      <text:p text:style-name="P59"/>
      <text:soft-page-break/>
      <text:p text:style-name="P60">14. Qué significan los siguientes acrónimos o siglas:<text:s/></text:p>
      <text:p text:style-name="Normal">CRM:<text:s/>Gestión de relaciones con clientes.</text:p>
      <text:p text:style-name="Normal">SCM:<text:s/>Gestión de cadena de suministro.</text:p>
      <text:p text:style-name="Normal">SRM:<text:s/>Gestión de relaciones con proveedores</text:p>
      <text:p text:style-name="Normal">KM:<text:s/>Gestion del conocimiento.</text:p>
      <text:p text:style-name="Normal">BI:<text:s/>Inteligencia de negocios</text:p>
      <text:p text:style-name="Normal">PRM:<text:s/>Gestión de relaciones con socios</text:p>
      <text:p text:style-name="Normal">PLM:<text:s/>Gestión del ciclo de vida de un producto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end"/>
      <style:text-properties fo:font-style="italic" style:font-style-asian="italic"/>
    </style:style>
    <style:style style:name="P3" style:parent-style-name="Encabezado" style:family="paragraph">
      <style:paragraph-properties fo:text-align="end"/>
      <style:text-properties fo:font-style="italic" style:font-style-asian="italic"/>
    </style:style>
  </office:automatic-styles>
  <office:master-styles>
    <style:master-page style:name="MP0" style:page-layout-name="PL0">
      <style:header>
        <text:p text:style-name="P2">David Carro Salinas</text:p>
        <text:p text:style-name="P3">DAM 2-C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CARRO SALINAS</meta:initial-creator>
    <dc:creator>DAVID CARRO SALINAS</dc:creator>
    <meta:creation-date>2023-10-09T10:25:00Z</meta:creation-date>
    <dc:date>2023-10-09T10:25:00Z</dc:date>
    <meta:print-date>2023-10-09T10:25:00Z</meta:print-date>
    <meta:template xlink:href="Normal" xlink:type="simple"/>
    <meta:editing-cycles>2</meta:editing-cycles>
    <meta:editing-duration>PT0S</meta:editing-duration>
    <meta:document-statistic meta:page-count="3" meta:paragraph-count="8" meta:word-count="620" meta:character-count="4023" meta:row-count="28" meta:non-whitespace-character-count="3411"/>
  </office:meta>
</office:document-meta>
</file>